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00000003DEB79E9C260D95118.png" manifest:media-type="image/png"/>
  <manifest:file-entry manifest:full-path="Pictures/10000000000002F000000022299043CB8313294B.png" manifest:media-type="image/png"/>
  <manifest:file-entry manifest:full-path="Pictures/10000201000001B3000001B591C74827D1D13305.png" manifest:media-type="image/png"/>
  <manifest:file-entry manifest:full-path="Pictures/10000201000003520000018DBAF02F96782764C4.png" manifest:media-type="image/png"/>
  <manifest:file-entry manifest:full-path="Pictures/100002010000019A0000023865B4DD3E844348BC.png" manifest:media-type="image/png"/>
  <manifest:file-entry manifest:full-path="Pictures/1000020100000A3F00000D9036E4A25E8C90A347.png" manifest:media-type="image/png"/>
  <manifest:file-entry manifest:full-path="Pictures/10000201000001760000011087EBFA5A7F4E607D.png" manifest:media-type="image/png"/>
  <manifest:file-entry manifest:full-path="Pictures/10000201000001B1000001B10042B572C291E543.png" manifest:media-type="image/png"/>
  <manifest:file-entry manifest:full-path="Pictures/100002010000025E00000023FE2A5A5FA9991765.png" manifest:media-type="image/png"/>
  <manifest:file-entry manifest:full-path="Pictures/100002010000025700000021D06E9933CF3D1A20.png" manifest:media-type="image/png"/>
  <manifest:file-entry manifest:full-path="Pictures/100002010000024300000017A203246903F2D3A7.png" manifest:media-type="image/png"/>
  <manifest:file-entry manifest:full-path="Pictures/10000201000001DA0000010B4F905C9704E6C438.png" manifest:media-type="image/png"/>
  <manifest:file-entry manifest:full-path="Pictures/10000201000003580000028149F0ED663B9E5EBA.png" manifest:media-type="image/png"/>
  <manifest:file-entry manifest:full-path="Pictures/10000201000004A7000002A441414BD162F81372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color="#000000"/>
    </style:style>
    <style:style style:name="P5" style:family="paragraph">
      <loext:graphic-properties draw:fill="none" draw:fill-color="#ffffff"/>
      <style:text-properties fo:color="#000000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Boyaketa</text:p>
          </draw:text-box>
        </draw:frame>
        <draw:frame presentation:style-name="pr2" draw:text-style-name="P1" draw:layer="layout" svg:width="14.599cm" svg:height="3.6cm" svg:x="10.6cm" svg:y="10cm" presentation:class="subtitle" presentation:user-transformed="true">
          <draw:text-box>
            <text:p><text:s text:c="3"/>Projet de floutage de visages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Sommaire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I – Présentation : 3</text:p>
              </text:list-item>
              <text:list-item>
                <text:p>II – OpenCv : 4-10</text:p>
              </text:list-item>
              <text:list-item>
                <text:p>III – Keras : </text:p>
              </text:list-item>
              <text:list-item>
                <text:p>IV – Conclus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Présentation</text:p>
          </draw:text-box>
        </draw:frame>
        <draw:frame draw:style-name="gr2" draw:text-style-name="P2" draw:layer="layout" svg:width="19.251cm" svg:height="8.991cm" svg:x="4.549cm" svg:y="4.2cm">
          <draw:image xlink:href="Pictures/10000201000003520000018DBAF02F96782764C4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OpenCv</text:p>
          </draw:text-box>
        </draw:frame>
        <draw:frame draw:style-name="gr2" draw:text-style-name="P2" draw:layer="layout" svg:width="8.097cm" svg:height="10.718cm" svg:x="9.903cm" svg:y="3.882cm">
          <draw:image xlink:href="Pictures/1000020100000A3F00000D9036E4A25E8C90A347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OpenCv : Viola-Jones</text:p>
          </draw:text-box>
        </draw:frame>
        <draw:frame draw:style-name="gr2" draw:text-style-name="P2" draw:layer="layout" svg:width="9.895cm" svg:height="7.196cm" svg:x="9cm" svg:y="6.604cm">
          <draw:image xlink:href="Pictures/10000201000001760000011087EBFA5A7F4E607D.png" xlink:type="simple" xlink:show="embed" xlink:actuate="onLoad" loext:mime-type="image/png">
            <text:p/>
          </draw:image>
        </draw:frame>
        <draw:frame draw:style-name="gr3" draw:text-style-name="P5" draw:layer="layout" svg:width="11cm" svg:height="0.962cm" svg:x="8.4cm" svg:y="5.2cm">
          <draw:text-box>
            <text:p text:style-name="P4"><text:span text:style-name="T1">Caractéristiques pseudo-haar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OpenCv : Viola-Jones</text:p>
          </draw:text-box>
        </draw:frame>
        <draw:frame draw:style-name="gr2" draw:text-style-name="P2" draw:layer="layout" svg:width="6.818cm" svg:height="9.446cm" svg:x="9.982cm" svg:y="4.472cm">
          <draw:image xlink:href="Pictures/100002010000019A0000023865B4DD3E844348BC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OpenCv : Viola-Jones</text:p>
          </draw:text-box>
        </draw:frame>
        <draw:frame draw:style-name="gr2" draw:text-style-name="P2" draw:layer="layout" svg:width="8.123cm" svg:height="8.123cm" svg:x="4.077cm" svg:y="6.077cm">
          <draw:image xlink:href="Pictures/10000201000001B1000001B10042B572C291E543.png" xlink:type="simple" xlink:show="embed" xlink:actuate="onLoad" loext:mime-type="image/png">
            <text:p/>
          </draw:image>
        </draw:frame>
        <draw:frame draw:style-name="gr2" draw:text-style-name="P2" draw:layer="layout" svg:width="8.163cm" svg:height="8.2cm" svg:x="15.8cm" svg:y="6cm">
          <draw:image xlink:href="Pictures/10000201000001B3000001B591C74827D1D13305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OpenCv : Viola-Jones</text:p>
          </draw:text-box>
        </draw:frame>
        <draw:frame draw:style-name="gr2" draw:text-style-name="P2" draw:layer="layout" svg:width="16.034cm" svg:height="0.925cm" svg:x="6cm" svg:y="6cm">
          <draw:image xlink:href="Pictures/100002010000025E00000023FE2A5A5FA9991765.png" xlink:type="simple" xlink:show="embed" xlink:actuate="onLoad" loext:mime-type="image/png">
            <text:p/>
          </draw:image>
        </draw:frame>
        <draw:frame draw:style-name="gr2" draw:text-style-name="P2" draw:layer="layout" svg:width="15.849cm" svg:height="0.872cm" svg:x="6.151cm" svg:y="8.2cm">
          <draw:image xlink:href="Pictures/100002010000025700000021D06E9933CF3D1A20.png" xlink:type="simple" xlink:show="embed" xlink:actuate="onLoad" loext:mime-type="image/png">
            <text:p/>
          </draw:image>
        </draw:frame>
        <draw:frame draw:style-name="gr2" draw:text-style-name="P2" draw:layer="layout" svg:width="15.32cm" svg:height="0.607cm" svg:x="6.4cm" svg:y="9.993cm">
          <draw:image xlink:href="Pictures/100002010000024300000017A203246903F2D3A7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OpenCv : Viola-Jones</text:p>
          </draw:text-box>
        </draw:frame>
        <draw:frame draw:style-name="gr2" draw:text-style-name="P2" draw:layer="layout" svg:width="10.956cm" svg:height="6.171cm" svg:x="0.244cm" svg:y="5.229cm">
          <draw:image xlink:href="Pictures/10000201000001DA0000010B4F905C9704E6C438.png" xlink:type="simple" xlink:show="embed" xlink:actuate="onLoad" loext:mime-type="image/png">
            <text:p/>
          </draw:image>
        </draw:frame>
        <draw:frame draw:style-name="gr2" draw:text-style-name="P2" draw:layer="layout" svg:width="16.4cm" svg:height="7.659cm" svg:x="11.4cm" svg:y="4.341cm">
          <draw:image xlink:href="Pictures/10000201000003520000018DBAF02F96782764C4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OpenCv : Viola-Jones</text:p>
          </draw:text-box>
        </draw:frame>
        <draw:frame draw:style-name="gr2" draw:text-style-name="P2" draw:layer="layout" svg:width="12.284cm" svg:height="9.2cm" svg:x="0.8cm" svg:y="4.4cm">
          <draw:image xlink:href="Pictures/10000201000003580000028149F0ED663B9E5EBA.png" xlink:type="simple" xlink:show="embed" xlink:actuate="onLoad" loext:mime-type="image/png">
            <text:p/>
          </draw:image>
        </draw:frame>
        <draw:frame draw:style-name="gr2" draw:text-style-name="P2" draw:layer="layout" svg:width="13.4cm" svg:height="7.606cm" svg:x="13.8cm" svg:y="5cm">
          <draw:image xlink:href="Pictures/10000201000004A7000002A441414BD162F81372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P8" style:family="paragraph">
      <style:paragraph-properties fo:text-align="center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MP10" style:family="paragraph">
      <style:paragraph-properties fo:text-align="end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EB79E9C260D95118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é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09T16:44:14.975000000</meta:creation-date>
    <meta:editing-duration>PT11M</meta:editing-duration>
    <meta:editing-cycles>3</meta:editing-cycles>
    <meta:generator>LibreOffice/6.4.2.2$Windows_X86_64 LibreOffice_project/4e471d8c02c9c90f512f7f9ead8875b57fcb1ec3</meta:generator>
    <dc:title>Classy Red</dc:title>
    <dc:date>2021-01-09T17:56:52.177000000</dc:date>
    <meta:document-statistic meta:object-count="83"/>
  </office:meta>
</office:document-meta>
</file>